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6c3b" officeooo:paragraph-rsid="001e6c3b"/>
    </style:style>
    <style:style style:name="P2" style:family="paragraph" style:parent-style-name="Text_20_body">
      <style:text-properties officeooo:rsid="001e6c3b" officeooo:paragraph-rsid="001e6c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 Document for using GitHub for Version Control</text:p>
      <text:p text:style-name="P2">I want to use version control while writing a large office document. As I think GitHub will consider a LibreOffice file as a binary file, I am curios how the controlling of the versions will work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13:28:11.199321302</meta:creation-date>
    <dc:date>2020-02-01T13:31:24.925117207</dc:date>
    <meta:editing-duration>PT3M17S</meta:editing-duration>
    <meta:editing-cycles>1</meta:editing-cycles>
    <meta:document-statistic meta:table-count="0" meta:image-count="0" meta:object-count="0" meta:page-count="1" meta:paragraph-count="2" meta:word-count="44" meta:character-count="246" meta:non-whitespace-character-count="204"/>
    <meta:generator>LibreOffice/6.0.7.3$Linux_X86_64 LibreOffice_project/00m0$Build-3</meta:generator>
  </office:meta>
</office:document-meta>
</file>